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6" calcext:value-type="date">
            <text:p>06/26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14H00M00S" calcext:value-type="time">
            <text:p>02:00:00 P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living ro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number-rows-repeated="8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6T14:54:16.128078394</dc:date>
    <meta:editing-duration>PT21M19S</meta:editing-duration>
    <meta:editing-cycles>6</meta:editing-cycles>
    <meta:generator>LibreOffice/7.3.7.2$Linux_X86_64 LibreOffice_project/30$Build-2</meta:generator>
    <meta:document-statistic meta:table-count="1" meta:cell-count="92" meta:object-count="0"/>
  </office:meta>
</office:document-meta>
</file>